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.093cm" svg:height="16.734cm" svg:x="15.372cm" svg:y="3.719cm">
            <draw:object draw:notify-on-update-of-ranges="Sheet1.A2:Sheet1.A18 Sheet1.B1:Sheet1.B1 Sheet1.B2:Sheet1.B18 Sheet1.C1:Sheet1.C1 Sheet1.C2:Sheet1.C18 Sheet1.D1:Sheet1.D1 Sheet1.D2:Sheet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2"/>
        <table:table-column table:style-name="co2" table:number-columns-repeated="3" table:default-cell-style-name="Default"/>
        <table:table-row table:style-name="ro1">
          <table:table-cell table:style-name="Default"/>
          <table:table-cell office:value-type="string" calcext:value-type="string">
            <text:p>S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F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No understanding or skill in topic</text:p>
          </table:table-cell>
        </table:table-row>
        <table:table-row table:style-name="ro1">
          <table:table-cell office:value-type="string" calcext:value-type="string">
            <text:p>Technical Writ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ery Limited understanding or skill in topic</text:p>
          </table:table-cell>
        </table:table-row>
        <table:table-row table:style-name="ro1">
          <table:table-cell office:value-type="string" calcext:value-type="string">
            <text:p>Software Development Techniqu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asic level of knowledge or understanding</text:p>
          </table:table-cell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termediate level of skill with regards to that aspect,</text:p>
          </table:table-cell>
        </table:table-row>
        <table:table-row table:style-name="ro1">
          <table:table-cell office:value-type="string" calcext:value-type="string">
            <text:p>C# Software Langu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Advanced Understanding</text:p>
          </table:table-cell>
        </table:table-row>
        <table:table-row table:style-name="ro1">
          <table:table-cell office:value-type="string" calcext:value-type="string">
            <text:p>Database Manag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Expert Understanding</text:p>
          </table:table-cell>
        </table:table-row>
        <table:table-row table:style-name="ro1">
          <table:table-cell office:value-type="string" calcext:value-type="string">
            <text:p>Database Buildi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ML Langua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 Develop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 Develop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ments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r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ther Algorithm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ther Forecast Techniqu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Document Writ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 Desig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X Desig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08:38:16.0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9T20:58:46.436000000</meta:creation-date>
    <meta:editing-duration>PT12M18S</meta:editing-duration>
    <meta:editing-cycles>3</meta:editing-cycles>
    <meta:generator>LibreOffice/7.2.3.2$Windows_X86_64 LibreOffice_project/d166454616c1632304285822f9c83ce2e660fd92</meta:generator>
    <dc:date>2023-06-20T08:47:39.801000000</dc:date>
    <meta:document-statistic meta:table-count="1" meta:cell-count="8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094cm" svg:height="16.735cm" xlink:href=".." xlink:type="simple" chart:class="chart:bar" chart:style-name="ch1">
        <chart:title svg:x="14.423cm" svg:y="0.47cm" chart:style-name="ch2">
          <text:p>Skills Matrix</text:p>
        </chart:title>
        <chart:legend chart:legend-position="end" svg:x="30.863cm" svg:y="7.57cm" style:legend-expansion="high" chart:style-name="ch3"/>
        <chart:plot-area chart:style-name="ch4" table:cell-range-address="Sheet1.A1:Sheet1.D18" chart:data-source-has-labels="both" svg:x="0.531cm" svg:y="1.607cm" svg:width="29.651cm" svg:height="14.59cm">
          <chart:coordinate-region svg:x="1.964cm" svg:y="1.806cm" svg:width="28.218cm" svg:height="10.081cm"/>
          <chart:axis chart:dimension="x" chart:name="primary-x" chart:style-name="ch5" chartooo:axis-type="auto">
            <chartooo:date-scale/>
            <chart:title svg:x="14.431cm" svg:y="15.677cm" chart:style-name="ch6">
              <text:p>Skills</text:p>
            </chart:title>
            <chart:categories table:cell-range-address="Sheet1.A2:Sheet1.A18"/>
          </chart:axis>
          <chart:axis chart:dimension="y" chart:name="primary-y" chart:style-name="ch7">
            <chart:title svg:x="0.007cm" svg:y="10.518cm" chart:style-name="ch8">
              <text:p>Level Of Expertise</text:p>
            </chart:title>
            <chart:grid chart:style-name="ch9" chart:class="major"/>
          </chart:axis>
          <chart:series chart:style-name="ch10" chart:values-cell-range-address="Sheet1.B2:Sheet1.B18" chart:label-cell-address="Sheet1.B1:Sheet1.B1" chart:class="chart:bar">
            <chart:data-point chart:repeated="17"/>
          </chart:series>
          <chart:series chart:style-name="ch11" chart:values-cell-range-address="Sheet1.C2:Sheet1.C18" chart:label-cell-address="Sheet1.C1:Sheet1.C1" chart:class="chart:bar">
            <chart:data-point chart:repeated="17"/>
          </chart:series>
          <chart:series chart:style-name="ch12" chart:values-cell-range-address="Sheet1.D2:Sheet1.D18" chart:label-cell-address="Sheet1.D1:Sheet1.D1" chart:class="chart:ba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B</text:p>
                <draw:g>
                  <svg:desc>Sheet1.B1:Sheet1.B1</svg:desc>
                </draw:g>
              </table:table-cell>
              <table:table-cell office:value-type="string">
                <text:p>CD</text:p>
                <draw:g>
                  <svg:desc>Sheet1.C1:Sheet1.C1</svg:desc>
                </draw:g>
              </table:table-cell>
              <table:table-cell office:value-type="string">
                <text:p>PF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chnical Writing</text:p>
                <draw:g>
                  <svg:desc>Sheet1.A2:Sheet1.A18</svg:desc>
                </draw:g>
              </table:table-cell>
              <table:table-cell office:value-type="float" office:value="3">
                <text:p>3</text:p>
                <draw:g>
                  <svg:desc>Sheet1.B2:Sheet1.B18</svg:desc>
                </draw:g>
              </table:table-cell>
              <table:table-cell office:value-type="float" office:value="2">
                <text:p>2</text:p>
                <draw:g>
                  <svg:desc>Sheet1.C2:Sheet1.C18</svg:desc>
                </draw:g>
              </table:table-cell>
              <table:table-cell office:value-type="float" office:value="2">
                <text:p>2</text:p>
                <draw:g>
                  <svg:desc>Sheet1.D2:Sheet1.D18</svg:desc>
                </draw:g>
              </table:table-cell>
            </table:table-row>
            <table:table-row>
              <table:table-cell office:value-type="string">
                <text:p>Software Development Technique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ject Management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# Software Language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tabase Management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tabase Build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TML Language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b Development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ver Development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quirements Development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ira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ithu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ather Algorithm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eather Forecast Techniqu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sign Document Writing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I Design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X Desig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3.2$Windows_X86_64 LibreOffice_project/d166454616c1632304285822f9c83ce2e660fd9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